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2">
      <style:paragraph-properties fo:margin-top="0in" fo:margin-bottom="0in" loext:contextual-spacing="false"/>
    </style:style>
    <style:style style:name="P18" style:family="paragraph" style:parent-style-name="Text_20_body" style:list-style-name="L4">
      <style:paragraph-properties fo:margin-top="0in" fo:margin-bottom="0in" loext:contextual-spacing="false"/>
    </style:style>
    <style:style style:name="P19" style:family="paragraph" style:parent-style-name="Text_20_body" style:list-style-name="L6">
      <style:paragraph-properties fo:margin-top="0in" fo:margin-bottom="0in" loext:contextual-spacing="false"/>
    </style:style>
    <style:style style:name="P20" style:family="paragraph" style:parent-style-name="Text_20_body" style:list-style-name="L8">
      <style:paragraph-properties fo:margin-top="0in" fo:margin-bottom="0in" loext:contextual-spacing="false"/>
    </style:style>
    <style:style style:name="P21" style:family="paragraph" style:parent-style-name="Text_20_body" style:list-style-name="L10">
      <style:paragraph-properties fo:margin-top="0in" fo:margin-bottom="0in" loext:contextual-spacing="false"/>
    </style:style>
    <style:style style:name="P22" style:family="paragraph" style:parent-style-name="Text_20_body" style:list-style-name="L12">
      <style:paragraph-properties fo:margin-top="0in" fo:margin-bottom="0in" loext:contextual-spacing="false"/>
    </style:style>
    <style:style style:name="P23" style:family="paragraph" style:parent-style-name="Text_20_body" style:list-style-name="L14">
      <style:paragraph-properties fo:margin-top="0in" fo:margin-bottom="0in" loext:contextual-spacing="false"/>
    </style:style>
    <style:style style:name="P24" style:family="paragraph" style:parent-style-name="Text_20_body" style:list-style-name="L16">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Customer Service is a core service for a lot of businesses around the world and it is getting disrupted at the moment by Natural Language Processing-powered applications. In this first assignment you will implement a serverless, microservice-driven web application. Specifically, you will build a Dining Concierge chatbot that sends you restaurant suggestions given a set of preferences that you provide the chatbot with through conversation.</text:span></text:p>
      <text:p text:style-name="Text_20_body"><text:span text:style-name="Strong_20_Emphasis">Outline:</text:span></text:p>
      <text:p text:style-name="Text_20_body">This assignment has the following requirements:</text:p>
      <text:list xml:id="list2800979989" text:style-name="L11">
        <text:list-item>
          <text:p text:style-name="P11"><text:span text:style-name="Strong_20_Emphasis">Build and deploy the frontend of the application</text:span> </text:p>
        </text:list-item>
      </text:list>
      <text:list xml:id="list2233069936" text:style-name="L12">
        <text:list-item>
          <text:list>
            <text:list-item>
              <text:list>
                <text:list-item>
                  <text:p text:style-name="P22"><text:span text:style-name="Strong_20_Emphasis">Repurpose the following frontend starter application to interface with your chatbot</text:span> </text:p>
                  <text:list>
                    <text:list-item>
                      <text:p text:style-name="P12"><text:a xlink:type="simple" xlink:href="https://github.com/ndrppnc/cloud-hw1-starter" office:target-frame-name="_blank" xlink:show="new" text:style-name="Internet_20_link" text:visited-style-name="Visited_20_Internet_20_Link">https://github.com/ndrppnc/cloud-hw1-starter (Links to an external site.)</text:a>  </text:p>
                    </text:list-item>
                  </text:list>
                </text:list-item>
              </text:list>
            </text:list-item>
          </text:list>
        </text:list-item>
      </text:list>
      <text:list xml:id="list3667794919" text:style-name="L13">
        <text:list-item>
          <text:p text:style-name="P13"><text:span text:style-name="Strong_20_Emphasis">Host your frontend in an AWS S3 bucket</text:span> </text:p>
        </text:list-item>
      </text:list>
      <text:list xml:id="list3505119134" text:style-name="L14">
        <text:list-item>
          <text:list>
            <text:list-item>
              <text:list>
                <text:list-item>
                  <text:list>
                    <text:list-item>
                      <text:p text:style-name="P23">Set the bucket up for website hosting </text:p>
                    </text:list-item>
                    <text:list-item>
                      <text:p text:style-name="P14"><text:a xlink:type="simple" xlink:href="https://docs.aws.amazon.com/AmazonS3/latest/dev/HostingWebsiteOnS3Setup.html" office:target-frame-name="_blank" xlink:show="new" text:style-name="Internet_20_link" text:visited-style-name="Visited_20_Internet_20_Link">https://docs.aws.amazon.com/AmazonS3/latest/dev/HostingWebsiteOnS3Setup.html (Links to an external site.)</text:a></text:p>
                    </text:list-item>
                  </text:list>
                </text:list-item>
              </text:list>
            </text:list-item>
          </text:list>
        </text:list-item>
      </text:list>
      <text:list xml:id="list2102618584" text:style-name="L15">
        <text:list-item>
          <text:p text:style-name="P15"><text:span text:style-name="Strong_20_Emphasis">Build the API for the application</text:span> </text:p>
        </text:list-item>
      </text:list>
      <text:list xml:id="list1962668228" text:style-name="L16">
        <text:list-item>
          <text:list>
            <text:list-item>
              <text:list>
                <text:list-item>
                  <text:p text:style-name="P24">Use API Gateway to setup your API </text:p>
                  <text:list>
                    <text:list-item>
                      <text:p text:style-name="P24">use the following API/Swagger specification for your API </text:p>
                      <text:list>
                        <text:list-item>
                          <text:p text:style-name="P24"><text:a xlink:type="simple" xlink:href="https://github.com/001000001/aics-columbia-s2018/blob/master/aics-swagger.yaml" office:target-frame-name="_blank" xlink:show="new" text:style-name="Internet_20_link" text:visited-style-name="Visited_20_Internet_20_Link">https://github.com/001000001/aics-columbia-s2018/blob/master/aics-swagger.yaml (Links to an external site.)</text:a> </text:p>
                        </text:list-item>
                        <text:list-item>
                          <text:p text:style-name="P24">Use <text:a xlink:type="simple" xlink:href="http://editor.swagger.io/" office:target-frame-name="_blank" xlink:show="new" text:style-name="Internet_20_link" text:visited-style-name="Visited_20_Internet_20_Link">http://editor.swagger.io/ (Links to an external site.)</text:a> to visualize this file </text:p>
                        </text:list-item>
                        <text:list-item>
                          <text:p text:style-name="P24">You can <text:span text:style-name="Strong_20_Emphasis">import the Swagger file into API Gateway</text:span> </text:p>
                          <text:list>
                            <text:list-item>
                              <text:p text:style-name="P24"><text:a xlink:type="simple" xlink:href="https://docs.aws.amazon.com/apigateway/latest/developerguide/api-gateway-import-api.html" office:target-frame-name="_blank" xlink:show="new" text:style-name="Internet_20_link" text:visited-style-name="Visited_20_Internet_20_Link">https://docs.aws.amazon.com/apigateway/latest/developerguide/api-gateway-import-api.html (Links to an external site.)</text:a>  </text:p>
                            </text:list-item>
                          </text:list>
                        </text:list-item>
                        <text:list-item>
                          <text:p text:style-name="P24"><text:span text:style-name="Strong_20_Emphasis">Create a Lambda function (LF0)</text:span> that performs the chat operation </text:p>
                          <text:list>
                            <text:list-item>
                              <text:p text:style-name="P24">Use the request/response model (interfaces) specified in the API specification above </text:p>
                            </text:list-item>
                          </text:list>
                        </text:list-item>
                      </text:list>
                    </text:list-item>
                    <text:list-item>
                      <text:p text:style-name="P24">For now, just implement a boilerplate response to all messages: </text:p>
                      <text:list>
                        <text:list-item>
                          <text:p text:style-name="P24">ex. User says anything, Bot responds: "I’m still under development. Please come back later." </text:p>
                        </text:list-item>
                      </text:list>
                    </text:list-item>
                  </text:list>
                </text:list-item>
                <text:list-item>
                  <text:p text:style-name="P24">Notes </text:p>
                  <text:list>
                    <text:list-item>
                      <text:p text:style-name="P24">You will need to <text:span text:style-name="Strong_20_Emphasis">enable CORS on your API methods</text:span> </text:p>
                      <text:list>
                        <text:list-item>
                          <text:p text:style-name="P24"><text:a xlink:type="simple" xlink:href="https://docs.aws.amazon.com/apigateway/latest/developerguide/how-to-cors.html" office:target-frame-name="_blank" xlink:show="new" text:style-name="Internet_20_link" text:visited-style-name="Visited_20_Internet_20_Link">https://docs.aws.amazon.com/apigateway/latest/developerguide/how-to-cors.html (Links to an external site.)</text:a>  </text:p>
                        </text:list-item>
                      </text:list>
                    </text:list-item>
                    <text:list-item>
                      <text:p text:style-name="P24"><text:soft-page-break/>API Gateway can <text:span text:style-name="Strong_20_Emphasis">generate an SDK for your API</text:span>, which you can use in your frontend. It will take care of calling your API, as well as session signing the API calls -- an important security feature </text:p>
                      <text:list>
                        <text:list-item>
                          <text:p text:style-name="P16"><text:a xlink:type="simple" xlink:href="https://docs.aws.amazon.com/apigateway/latest/developerguide/how-to-generate-sdk-javascript.html" office:target-frame-name="_blank" xlink:show="new" text:style-name="Internet_20_link" text:visited-style-name="Visited_20_Internet_20_Link">https://docs.aws.amazon.com/apigateway/latest/developerguide/how-to-generate-sdk-javascript.html<text:line-break/><text:line-break/> (Links to an external site.)</text:a> </text:p>
                        </text:list-item>
                      </text:list>
                    </text:list-item>
                  </text:list>
                </text:list-item>
              </text:list>
            </text:list-item>
          </text:list>
        </text:list-item>
      </text:list>
      <text:list xml:id="list232703858" text:style-name="L1">
        <text:list-item>
          <text:p text:style-name="P1"><text:span text:style-name="Strong_20_Emphasis"/></text:p>
        </text:list-item>
        <text:list-item>
          <text:p text:style-name="P1"><text:span text:style-name="Strong_20_Emphasis">Build a Dining Concierge chatbot using Amazon Lex.</text:span> </text:p>
        </text:list-item>
      </text:list>
      <text:list xml:id="list1883681521" text:style-name="L2">
        <text:list-item>
          <text:list>
            <text:list-item>
              <text:list>
                <text:list-item>
                  <text:p text:style-name="P17">Create a new bot using the Amazon Lex service. Read up the documentation on all things Lex, for more information: <text:a xlink:type="simple" xlink:href="https://docs.aws.amazon.com/lex/latest/dg/getting-started.html" office:target-frame-name="_blank" xlink:show="new" text:style-name="Internet_20_link" text:visited-style-name="Visited_20_Internet_20_Link">https://docs.aws.amazon.com/lex/latest/dg/getting-started.html (Links to an external site.)</text:a>   </text:p>
                </text:list-item>
                <text:list-item>
                  <text:p text:style-name="P17">Create a Lambda function (LF1) and use it as a code hook for Lex, which essentially entails the invocation of your Lambda before Lex responds to any of your requests -- this gives you the chance to manipulate and validate parameters as well as format the bot’s responses. More documentation on Lambda code hooks at the following link: <text:a xlink:type="simple" xlink:href="https://docs.aws.amazon.com/lex/latest/dg/using-lambda.html" office:target-frame-name="_blank" xlink:show="new" text:style-name="Internet_20_link" text:visited-style-name="Visited_20_Internet_20_Link">https://docs.aws.amazon.com/lex/latest/dg/using-lambda.html (Links to an external site.)</text:a>  </text:p>
                </text:list-item>
                <text:list-item>
                  <text:p text:style-name="P17">Bot Requirements: </text:p>
                  <text:list>
                    <text:list-item>
                      <text:p text:style-name="P17">Implement at least the following three intents: </text:p>
                      <text:list>
                        <text:list-item>
                          <text:p text:style-name="P17">GreetingIntent </text:p>
                        </text:list-item>
                        <text:list-item>
                          <text:p text:style-name="P17">ThankYouIntent </text:p>
                        </text:list-item>
                        <text:list-item>
                          <text:p text:style-name="P17">DiningSuggestionsIntent </text:p>
                        </text:list-item>
                      </text:list>
                    </text:list-item>
                    <text:list-item>
                      <text:p text:style-name="P17">The implementation of an intent entails its setup in Amazon Lex as well as handling its response in the Lambda function code hook. </text:p>
                      <text:list>
                        <text:list-item>
                          <text:p text:style-name="P17">Example: for the GreetingIntent you need to 1. create the intent in Lex, 2. train and test the intent in the Lex console, 3. implement the handler for the GreetingIntent in the Lambda code hook, such that when you receive a request for the GreetingIntent you compose a response such as “Hi there, how can I help?” </text:p>
                        </text:list-item>
                      </text:list>
                    </text:list-item>
                    <text:list-item>
                      <text:p text:style-name="P17">For the DiningSuggestionsIntent, you need to collect at least the following pieces of information from the user, through conversation: </text:p>
                      <text:list>
                        <text:list-item>
                          <text:p text:style-name="P17">Location </text:p>
                        </text:list-item>
                        <text:list-item>
                          <text:p text:style-name="P17">Cuisine </text:p>
                        </text:list-item>
                        <text:list-item>
                          <text:p text:style-name="P17">Dining Time </text:p>
                        </text:list-item>
                        <text:list-item>
                          <text:p text:style-name="P17">Number of people </text:p>
                        </text:list-item>
                        <text:list-item>
                          <text:p text:style-name="P17">Phone number </text:p>
                        </text:list-item>
                      </text:list>
                    </text:list-item>
                    <text:list-item>
                      <text:p text:style-name="P17">Based on the parameters collected from the user, push the information collected from the user (location, cuisine, etc.) to an SQS queue (Q1). <text:soft-page-break/>More on SQS queues here: <text:a xlink:type="simple" xlink:href="https://aws.amazon.com/sqs/" office:target-frame-name="_blank" xlink:show="new" text:style-name="Internet_20_link" text:visited-style-name="Visited_20_Internet_20_Link">https://aws.amazon.com/sqs/ (Links to an external site.)</text:a> </text:p>
                      <text:list>
                        <text:list-item>
                          <text:p text:style-name="P2">Also confirm to the user that you received their request and that you will notify them over SMS once you have the list of restaurant suggestions.</text:p>
                        </text:list-item>
                      </text:list>
                    </text:list-item>
                  </text:list>
                </text:list-item>
              </text:list>
            </text:list-item>
          </text:list>
        </text:list-item>
      </text:list>
      <text:list xml:id="list4014705005" text:style-name="L3">
        <text:list-item>
          <text:p text:style-name="P3"><text:span text:style-name="Strong_20_Emphasis">Integrate the Lex chatbot into your chat API</text:span> </text:p>
        </text:list-item>
      </text:list>
      <text:list xml:id="list1813956516" text:style-name="L4">
        <text:list-item>
          <text:list>
            <text:list-item>
              <text:list>
                <text:list-item>
                  <text:p text:style-name="P18">Use the AWS SDK to call your Lex chatbot from the API Lambda (LF0). </text:p>
                </text:list-item>
                <text:list-item>
                  <text:p text:style-name="P4">When the API receives a request, you should 1. extract the text message from the API request, 2. send it to your Lex chatbot, 3. wait for the response, 4. send back the response from Lex as the API response.</text:p>
                </text:list-item>
              </text:list>
            </text:list-item>
          </text:list>
        </text:list-item>
      </text:list>
      <text:list xml:id="list317187510" text:style-name="L5">
        <text:list-item>
          <text:p text:style-name="P5"><text:span text:style-name="Strong_20_Emphasis">Use the Yelp API to collect 5,000+ random restaurants from Manhattan.</text:span> </text:p>
        </text:list-item>
      </text:list>
      <text:list xml:id="list3285382406" text:style-name="L6">
        <text:list-item>
          <text:list>
            <text:list-item>
              <text:p text:style-name="P19">Use the following tools: </text:p>
              <text:list>
                <text:list-item>
                  <text:p text:style-name="P19">Yelp API </text:p>
                  <text:list>
                    <text:list-item>
                      <text:p text:style-name="P19">Get restaurants by your self-defined cuisine types  </text:p>
                      <text:list>
                        <text:list-item>
                          <text:p text:style-name="P19">You can do this by adding cuisine type in the search term ( ex. Term: chinese restaurants) </text:p>
                        </text:list-item>
                      </text:list>
                    </text:list-item>
                    <text:list-item>
                      <text:p text:style-name="P19">Each cuisine type should have 1,000 restaurants or so. </text:p>
                    </text:list-item>
                    <text:list-item>
                      <text:p text:style-name="P19">Make sure your restaurants don’t duplicate. </text:p>
                    </text:list-item>
                  </text:list>
                </text:list-item>
                <text:list-item>
                  <text:p text:style-name="P19"><text:a xlink:type="simple" xlink:href="https://aws.amazon.com/dynamodb/" office:target-frame-name="_blank" xlink:show="new" text:style-name="Internet_20_link" text:visited-style-name="Visited_20_Internet_20_Link">DynamoDB (Links to an external site.)</text:a> (a noSQL database) </text:p>
                  <text:list>
                    <text:list-item>
                      <text:p text:style-name="P19">Create a DynamoDB table and named “yelp-restaurants” </text:p>
                    </text:list-item>
                    <text:list-item>
                      <text:p text:style-name="P19">Store the restaurants you scrape, in DynamoDB (one thing you will notice is that some restaurants might have more or less fields than others, which makes DynamoDB ideal for storing this data) </text:p>
                    </text:list-item>
                    <text:list-item>
                      <text:p text:style-name="P19">With each item you store, make sure to attach a key to the object named “insertedAtTimestamp” with the value of the time and date of when you inserted the particular record </text:p>
                    </text:list-item>
                    <text:list-item>
                      <text:p text:style-name="P19">Store those that are necessary for your recommendation. (Requirements: Business ID, Name, Address, Coordinates, Number of Reviews, Rating, Zip Code) </text:p>
                    </text:list-item>
                  </text:list>
                </text:list-item>
                <text:list-item>
                  <text:p text:style-name="P6">Note: you can perform this scraping from your computer or from your AWS account -- your pick. </text:p>
                </text:list-item>
              </text:list>
            </text:list-item>
          </text:list>
        </text:list-item>
      </text:list>
      <text:list xml:id="list535740139" text:style-name="L7">
        <text:list-item>
          <text:p text:style-name="P7"><text:span text:style-name="Strong_20_Emphasis">Create an ElasticSearch instance using the AWS ElasticSearch Service.</text:span> </text:p>
        </text:list-item>
      </text:list>
      <text:list xml:id="list2894894966" text:style-name="L8">
        <text:list-item>
          <text:p text:style-name="P20">Create an ElasticSearch index called “restaurants” </text:p>
        </text:list-item>
        <text:list-item>
          <text:p text:style-name="P20">Create an ElasticSearch type under the index “restaurants” called “Restaurant” </text:p>
        </text:list-item>
        <text:list-item>
          <text:p text:style-name="P20">Store partial information for each restaurant scraped in ElasticSearch under the “restaurants” index, where each entry has a “Restaurant” data type. </text:p>
          <text:list>
            <text:list-item>
              <text:p text:style-name="P8">You only need to store RestaurantID and Cuisine for each restaurant </text:p>
            </text:list-item>
          </text:list>
        </text:list-item>
      </text:list>
      <text:list xml:id="list666253356" text:style-name="L9">
        <text:list-item>
          <text:p text:style-name="P9"><text:span text:style-name="Strong_20_Emphasis">Build a suggestions module, that is decoupled from the Lex chatbot.</text:span> </text:p>
        </text:list-item>
      </text:list>
      <text:list xml:id="list2041393727" text:style-name="L10">
        <text:list-item>
          <text:list>
            <text:list-item>
              <text:p text:style-name="P21"><text:soft-page-break/>Create a new Lambda function (LF2) that acts as a queue worker. Whenever it is invoked it 1. pulls a message from the SQS queue (Q1), 2. gets a random restaurant recommendation for the cuisine collected through conversation from ElasticSearch and DynamoDB, 3. formats them and 4. sends them over text message to the phone number included in the SQS message, using SNS (<text:a xlink:type="simple" xlink:href="https://docs.aws.amazon.com/sns/latest/dg/SMSMessages.html" office:target-frame-name="_blank" xlink:show="new" text:style-name="Internet_20_link" text:visited-style-name="Visited_20_Internet_20_Link">https://docs.aws.amazon.com/sns/latest/dg/SMSMessages.html (Links to an external site.)</text:a>). </text:p>
              <text:list>
                <text:list-item>
                  <text:p text:style-name="P21">Use the DynamoDB table “yelp-restaurants”  (which you created from Step 1) to fetch more information about the restaurants (restaurant name, address, etc.), since the restaurants stored in ElasticSearch will have only a small subset of fields from each restaurant. </text:p>
                </text:list-item>
                <text:list-item>
                  <text:p text:style-name="P21">Modify the rest of the LF2 function if necessary to send the user text/email. </text:p>
                </text:list-item>
              </text:list>
            </text:list-item>
            <text:list-item>
              <text:p text:style-name="P10">Set up a CloudWatch event trigger that runs every minute and invokes the Lambda function as a result: <text:a xlink:type="simple" xlink:href="https://docs.aws.amazon.com/AmazonCloudWatch/latest/events/RunLambdaSchedule.html" office:target-frame-name="_blank" xlink:show="new" text:style-name="Internet_20_link" text:visited-style-name="Visited_20_Internet_20_Link">https://docs.aws.amazon.com/AmazonCloudWatch/latest/events/RunLambdaSchedule.html (Links to an external site.)</text:a>. This automates the queue worker Lambda to poll and process suggestion requests on its own. </text:p>
            </text:list-item>
          </text:list>
        </text:list-item>
      </text:list>
      <text:p text:style-name="Text_20_body"> </text:p>
      <text:p text:style-name="Text_20_body"><text:span text:style-name="Strong_20_Emphasis">In summary, </text:span>based on a conversation with the customer, your LEX chatbot will identify the customer’s preferred ‘cuisine’. You will search through ElasticSearch to get random suggestions of restaurant IDs with this cuisine. At this point, you would also need to query the DynamoDB table with these restaurant IDs to find more information about the restaurants you want to suggest to your customers like name and address of the restaurant. Please note that you do not need to worry about filtering restaurants based on neighborhood in this assignment. Filter only using the cuisine.</text:p>
      <text:p text:style-name="Text_20_body"> </text:p>
      <text:p text:style-name="Text_20_body"><text:span text:style-name="Strong_20_Emphasis">Extra Credit: 10 pts</text:span></text:p>
      <text:p text:style-name="Text_20_body"> </text:p>
      <text:p text:style-name="Text_20_body">Implement state for your concierge application, such that it remembers your last search for both location and category. When a user returns to the chat, they should automatically receive a recommendation based on their previous search. You can use DynamoDB to store intermediary state information and a separate Lambda function to handle the recommendation based on the last search.</text:p>
      <text:p text:style-name="Text_20_body"> </text:p>
      <text:p text:style-name="Text_20_body"><text:span text:style-name="Strong_20_Emphasis">Example Interaction</text:span></text:p>
      <text:p text:style-name="Text_20_body"> </text:p>
      <text:p text:style-name="Text_20_body"><text:span text:style-name="Strong_20_Emphasis">User: Hello</text:span></text:p>
      <text:p text:style-name="Text_20_body">Bot: Hi there, how can I help?</text:p>
      <text:p text:style-name="Text_20_body"><text:span text:style-name="Strong_20_Emphasis">User: I need some restaurant suggestions.</text:span></text:p>
      <text:p text:style-name="Text_20_body">Bot: Great. I can help you with that. What city or city area are you looking to dine in?</text:p>
      <text:p text:style-name="Text_20_body"><text:soft-page-break/><text:span text:style-name="Strong_20_Emphasis">User: Manhattan</text:span></text:p>
      <text:p text:style-name="Text_20_body">Bot: Got it, Manhattan. What cuisine would you like to try?</text:p>
      <text:p text:style-name="Text_20_body"><text:span text:style-name="Strong_20_Emphasis">User: Japanese</text:span></text:p>
      <text:p text:style-name="Text_20_body">Bot: Ok, how many people are in your party?</text:p>
      <text:p text:style-name="Text_20_body"><text:span text:style-name="Strong_20_Emphasis">User: Two</text:span></text:p>
      <text:p text:style-name="Text_20_body">Bot: A few more to go. What date?</text:p>
      <text:p text:style-name="Text_20_body"><text:span text:style-name="Strong_20_Emphasis">User: Today</text:span></text:p>
      <text:p text:style-name="Text_20_body">Bot: What time?</text:p>
      <text:p text:style-name="Text_20_body"><text:span text:style-name="Strong_20_Emphasis">User: 7 pm, please</text:span></text:p>
      <text:p text:style-name="Text_20_body">Bot: Great. Lastly, I need your phone number so I can send you my findings.</text:p>
      <text:p text:style-name="Text_20_body"><text:span text:style-name="Strong_20_Emphasis">User: 123-456-7890</text:span></text:p>
      <text:p text:style-name="Text_20_body">Bot: You’re all set. Expect my suggestions shortly! Have a good day.</text:p>
      <text:p text:style-name="Text_20_body"><text:span text:style-name="Strong_20_Emphasis">User: Thank you!</text:span></text:p>
      <text:p text:style-name="Text_20_body">Bot: You’re welcome.</text:p>
      <text:p text:style-name="Text_20_body"> </text:p>
      <text:p text:style-name="Text_20_body">(a few minutes later)</text:p>
      <text:p text:style-name="Text_20_body"> </text:p>
      <text:p text:style-name="Text_20_body"><text:span text:style-name="Emphasis">User gets the following text message:</text:span></text:p>
      <text:p text:style-name="Text_20_body"> </text:p>
      <text:p text:style-name="Text_20_body">“Hello! Here are my Japanese restaurant suggestions for 2 people, for today at 7 pm: 1. Sushi Nakazawa, located at 23 Commerce St, 2. Jin Ramen, located at 3183 Broadway, 3. Nikko, located at 1280 Amsterdam Ave. Enjoy your meal!”</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3:43:47.175231418</meta:creation-date>
    <dc:date>2022-03-03T13:45:58.641816820</dc:date>
    <meta:editing-duration>PT2M12S</meta:editing-duration>
    <meta:editing-cycles>1</meta:editing-cycles>
    <meta:document-statistic meta:table-count="0" meta:image-count="0" meta:object-count="0" meta:page-count="5" meta:paragraph-count="103" meta:word-count="1404" meta:character-count="8924" meta:non-whitespace-character-count="7600"/>
    <meta:generator>LibreOffice/6.4.7.2$Linux_X86_64 LibreOffice_project/40$Build-2</meta:generator>
  </office:meta>
</office:document-meta>
</file>